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8903" officeooo:paragraph-rsid="00078903"/>
    </style:style>
    <style:style style:name="P2" style:family="paragraph" style:parent-style-name="Standard">
      <style:text-properties officeooo:rsid="00078903" officeooo:paragraph-rsid="00081304"/>
    </style:style>
    <style:style style:name="P3" style:family="paragraph" style:parent-style-name="Standard">
      <style:text-properties officeooo:rsid="00078903" officeooo:paragraph-rsid="00089945"/>
    </style:style>
    <style:style style:name="P4" style:family="paragraph" style:parent-style-name="Standard">
      <style:text-properties officeooo:rsid="00081304" officeooo:paragraph-rsid="00081304"/>
    </style:style>
    <style:style style:name="T1" style:family="text">
      <style:text-properties officeooo:rsid="00081304"/>
    </style:style>
    <style:style style:name="T2" style:family="text">
      <style:text-properties officeooo:rsid="00089945"/>
    </style:style>
    <style:style style:name="T3" style:family="text">
      <style:text-properties officeooo:rsid="0009f5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HMOTES : Πρωτεύον κλειδί AMKA</text:p>
      <text:p text:style-name="P1"/>
      <text:p text:style-name="P2"><text:tab/>Υποχρεωτικά<text:tab/>→<text:tab/>DHM_NAME default “ABAPTISTO”</text:p>
      <text:p text:style-name="P1"><text:tab/><text:tab/><text:tab/><text:tab/>DHM_SURNAME</text:p>
      <text:p text:style-name="P1"/>
      <text:p text:style-name="P1"><text:tab/>Προαιρετικά<text:tab/>→<text:tab/></text:p>
      <text:p text:style-name="P1"/>
      <text:p text:style-name="P1"><text:tab/><text:span text:style-name="T2">Ξένα κλειδιά<text:tab/>→<text:tab/>DHM_MER_ID (MERIDA)</text:span></text:p>
      <text:p text:style-name="P1"/>
      <text:p text:style-name="P1">YPHRESIA : Πρωτεύον κλειδί YP_ID</text:p>
      <text:p text:style-name="P1"><text:tab/></text:p>
      <text:p text:style-name="P1"><text:tab/>Υποχρεωτικά<text:tab/>→<text:tab/><text:span text:style-name="T3">YP_TITLE</text:span></text:p>
      <text:p text:style-name="P1"><text:tab/><text:tab/><text:tab/><text:tab/><text:span text:style-name="T3">YP</text:span>_<text:span text:style-name="T3">DAYS</text:span></text:p>
      <text:p text:style-name="P1"/>
      <text:p text:style-name="P1"><text:tab/>Προαιρετικά<text:tab/>→<text:tab/></text:p>
      <text:p text:style-name="P1"><text:tab/></text:p>
      <text:p text:style-name="P3"><text:span text:style-name="T1"><text:tab/>Ξένα κλειδιά<text:tab/>→</text:span></text:p>
      <text:p text:style-name="P1"/>
      <text:p text:style-name="P1"><text:span text:style-name="T1">MERIDA</text:span>: Πρωτεύον κλειδί <text:span text:style-name="T1">MER_ID</text:span></text:p>
      <text:p text:style-name="P1"/>
      <text:p text:style-name="P1"><text:tab/>Υποχρεωτικά<text:tab/>→<text:tab/><text:span text:style-name="T1">MER_DATE</text:span></text:p>
      <text:p text:style-name="P1"/>
      <text:p text:style-name="P1"><text:tab/>Προαιρετικά<text:tab/>→<text:tab/><text:span text:style-name="T1">MER_POP</text:span></text:p>
      <text:p text:style-name="P1"/>
      <text:p text:style-name="P3"><text:span text:style-name="T1"><text:tab/>Ξένα κλειδιά<text:tab/>→<text:tab/></text:span></text:p>
      <text:p text:style-name="P2"/>
      <text:p text:style-name="P2"><text:span text:style-name="T1">ETAIRIA</text:span>: Πρωτεύον κλειδί <text:span text:style-name="T1">ET_ID</text:span></text:p>
      <text:p text:style-name="P2"/>
      <text:p text:style-name="P2"><text:tab/>Υποχρεωτικά<text:tab/>→<text:tab/><text:span text:style-name="T1">ET_NAME</text:span></text:p>
      <text:p text:style-name="P2"/>
      <text:p text:style-name="P2"><text:tab/>Προαιρετικά<text:tab/>→<text:tab/><text:span text:style-name="T1">ET_POP</text:span></text:p>
      <text:p text:style-name="P2"/>
      <text:p text:style-name="P3"><text:span text:style-name="T1"><text:tab/>Ξένα κλειδιά<text:tab/>→<text:tab/>ET_AMKA (ETAIRIA)</text:span></text:p>
      <text:p text:style-name="P2"/>
      <text:p text:style-name="P2"><text:span text:style-name="T1">MANAGER</text:span>: Πρωτεύον κλειδί <text:span text:style-name="T1">MAN_ID</text:span></text:p>
      <text:p text:style-name="P2"/>
      <text:p text:style-name="P2"><text:tab/>Υποχρεωτικά<text:tab/>→<text:tab/><text:span text:style-name="T1">MAN_NAME</text:span></text:p>
      <text:p text:style-name="P2"><text:tab/><text:tab/><text:tab/><text:tab/><text:span text:style-name="T1">MAN_SURNAME</text:span></text:p>
      <text:p text:style-name="P2"/>
      <text:p text:style-name="P2"><text:tab/>Προαιρετικά<text:tab/>→<text:tab/></text:p>
      <text:p text:style-name="P2"/>
      <text:p text:style-name="P3"><text:span text:style-name="T1"><text:tab/>Ξένα κλειδιά<text:tab/>→<text:tab/>MAN_ET_ID (ETAIRIA)</text:span></text:p>
      <text:p text:style-name="P2"/>
      <text:p text:style-name="P2"><text:span text:style-name="T1">OFFICE</text:span>: Πρωτεύον κλειδί <text:span text:style-name="T1">OFF_ID</text:span></text:p>
      <text:p text:style-name="P2"/>
      <text:p text:style-name="P2"><text:tab/>Υποχρεωτικά<text:tab/>→<text:tab/><text:span text:style-name="T1">OFF_NAME</text:span></text:p>
      <text:p text:style-name="P2"/>
      <text:p text:style-name="P2"><text:tab/>Προαιρετικά<text:tab/>→<text:tab/><text:span text:style-name="T1">OFF_FLOOR</text:span></text:p>
      <text:p text:style-name="P2"/>
      <text:p text:style-name="P3"><text:span text:style-name="T1"><text:tab/>Ξένα κλειδιά<text:tab/>→<text:tab/>OFF_ET_ID (ETAIRIA)</text:span></text:p>
      <text:p text:style-name="P2"/>
      <text:p text:style-name="P2"/>
      <text:p text:style-name="P2"><text:soft-page-break/><text:span text:style-name="T1">REGISTRY</text:span>: Πρωτεύον κλειδί <text:span text:style-name="T1">R_ID</text:span></text:p>
      <text:p text:style-name="P2"/>
      <text:p text:style-name="P2"><text:tab/>Υποχρεωτικά<text:tab/>→<text:tab/><text:span text:style-name="T1">R_TITLE</text:span></text:p>
      <text:p text:style-name="P2"/>
      <text:p text:style-name="P2"><text:tab/>Προαιρετικά<text:tab/>→<text:tab/><text:span text:style-name="T1">R_POP</text:span></text:p>
      <text:p text:style-name="P2"/>
      <text:p text:style-name="P3"><text:span text:style-name="T1"><text:tab/>Ξένα κλειδιά<text:tab/>→<text:tab/>R_P_ID (POLICE)</text:span></text:p>
      <text:p text:style-name="P4"/>
      <text:p text:style-name="P2"><text:span text:style-name="T1">POLICE</text:span>: Πρωτεύον κλειδί <text:span text:style-name="T1">P_ID</text:span></text:p>
      <text:p text:style-name="P2"/>
      <text:p text:style-name="P2"><text:tab/>Υποχρεωτικά<text:tab/>→<text:tab/><text:span text:style-name="T1">P_NAME</text:span></text:p>
      <text:p text:style-name="P2"><text:tab/><text:tab/><text:tab/><text:tab/><text:span text:style-name="T1">P_SURNAME</text:span></text:p>
      <text:p text:style-name="P2"><text:tab/><text:tab/><text:tab/><text:tab/><text:span text:style-name="T2">P_RANK</text:span></text:p>
      <text:p text:style-name="P2"/>
      <text:p text:style-name="P2"><text:tab/>Προαιρετικά<text:tab/>→<text:tab/></text:p>
      <text:p text:style-name="P2"/>
      <text:p text:style-name="P2"><text:span text:style-name="T1"><text:tab/>Ξένα κλειδιά<text:tab/>→<text:tab/></text:span></text:p>
      <text:p text:style-name="P2"/>
      <text:p text:style-name="P3"><text:span text:style-name="T2">HAS</text:span>: Πρωτεύον κλειδί <text:span text:style-name="T2">HAS_AMKA, HAS_R_ID</text:span></text:p>
      <text:p text:style-name="P3"/>
      <text:p text:style-name="P3"><text:tab/>Υποχρεωτικά<text:tab/>→</text:p>
      <text:p text:style-name="P3"/>
      <text:p text:style-name="P3"><text:tab/>Προαιρετικά<text:tab/>→<text:tab/></text:p>
      <text:p text:style-name="P3"/>
      <text:p text:style-name="P3"><text:span text:style-name="T1"><text:tab/>Ξένα κλειδιά<text:tab/>→<text:tab/>HAS_AMKA (DHMOTHS)</text:span></text:p>
      <text:p text:style-name="P3"><text:tab/><text:tab/><text:tab/><text:tab/><text:span text:style-name="T2">HAS_R_ID (REGISTRY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9:59:01.265718938</meta:creation-date>
    <dc:date>2018-04-11T20:30:43.402653670</dc:date>
    <meta:editing-duration>PT6M3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44" meta:word-count="135" meta:character-count="995" meta:non-whitespace-character-count="842"/>
  </office:meta>
</office:document-meta>
</file>